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8125in" style:rel-column-width="7099*"/>
    </style:style>
    <style:style style:name="Table2.B" style:family="table-column">
      <style:table-column-properties style:column-width="6.6875in" style:rel-column-width="58436*"/>
    </style:style>
    <style:style style:name="Table2.A1" style:family="table-cell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70256" officeooo:paragraph-rsid="0007025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e641" officeooo:paragraph-rsid="000be64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e51ff" officeooo:paragraph-rsid="000e51f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2d317" officeooo:paragraph-rsid="0012d31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601ed" officeooo:paragraph-rsid="001601e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61260" officeooo:paragraph-rsid="00161260" style:font-weight-asian="bold" style:font-weight-complex="bold"/>
    </style:style>
    <style:style style:name="P7" style:family="paragraph" style:parent-style-name="Table_20_Contents">
      <style:text-properties officeooo:rsid="000be641" officeooo:paragraph-rsid="000be641"/>
    </style:style>
    <style:style style:name="P8" style:family="paragraph" style:parent-style-name="Table_20_Contents">
      <style:text-properties officeooo:rsid="000be641" officeooo:paragraph-rsid="000ee710"/>
    </style:style>
    <style:style style:name="P9" style:family="paragraph" style:parent-style-name="Table_20_Contents">
      <style:text-properties officeooo:rsid="000be641" officeooo:paragraph-rsid="0010e62c"/>
    </style:style>
    <style:style style:name="P10" style:family="paragraph" style:parent-style-name="Table_20_Contents">
      <style:text-properties officeooo:rsid="0012d317" officeooo:paragraph-rsid="0012d317"/>
    </style:style>
    <style:style style:name="P11" style:family="paragraph" style:parent-style-name="Table_20_Contents">
      <style:text-properties officeooo:rsid="001601ed" officeooo:paragraph-rsid="001601ed"/>
    </style:style>
    <style:style style:name="P12" style:family="paragraph" style:parent-style-name="Table_20_Contents">
      <style:text-properties officeooo:rsid="001634f4" officeooo:paragraph-rsid="001634f4"/>
    </style:style>
    <style:style style:name="P13" style:family="paragraph" style:parent-style-name="Standard">
      <style:text-properties officeooo:rsid="0003ac17" officeooo:paragraph-rsid="0003ac17"/>
    </style:style>
    <style:style style:name="P14" style:family="paragraph" style:parent-style-name="Standard">
      <style:text-properties officeooo:rsid="00053494" officeooo:paragraph-rsid="00053494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03ac17" officeooo:paragraph-rsid="0003ac1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normal" officeooo:rsid="00053494" officeooo:paragraph-rsid="00053494" style:font-weight-asian="normal" style:font-weight-complex="normal"/>
    </style:style>
    <style:style style:name="P17" style:family="paragraph" style:parent-style-name="Standard">
      <style:text-properties officeooo:rsid="0013a944" officeooo:paragraph-rsid="0013a944"/>
    </style:style>
    <style:style style:name="P18" style:family="paragraph" style:parent-style-name="Standard">
      <style:text-properties officeooo:rsid="00070256" officeooo:paragraph-rsid="00070256"/>
    </style:style>
    <style:style style:name="P19" style:family="paragraph" style:parent-style-name="Standard">
      <style:text-properties officeooo:rsid="00161260" officeooo:paragraph-rsid="001612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5d5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a9d3" style:font-weight-asian="normal" style:font-weight-complex="normal"/>
    </style:style>
    <style:style style:name="T5" style:family="text">
      <style:text-properties officeooo:rsid="000de047"/>
    </style:style>
    <style:style style:name="T6" style:family="text">
      <style:text-properties officeooo:rsid="000ee710"/>
    </style:style>
    <style:style style:name="T7" style:family="text">
      <style:text-properties officeooo:rsid="000fa420"/>
    </style:style>
    <style:style style:name="T8" style:family="text">
      <style:text-properties officeooo:rsid="0010e62c"/>
    </style:style>
    <style:style style:name="T9" style:family="text">
      <style:text-properties officeooo:rsid="00132a33"/>
    </style:style>
    <style:style style:name="T10" style:family="text">
      <style:text-properties officeooo:rsid="001634f4"/>
    </style:style>
    <style:style style:name="T11" style:family="text">
      <style:text-properties officeooo:rsid="00165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ta Dictionary</text:p>
      <text:p text:style-name="P16"/>
      <text:p text:style-name="P14"><text:span text:style-name="T1">j:</text:span><text:span text:style-name="T3"> JSON input; </text:span><text:span text:style-name="T4">default output</text:span></text:p>
      <text:p text:style-name="P18"><text:span text:style-name="T1">s:</text:span> semi-colon separated <text:span text:style-name="T2">objects</text:span></text:p>
      <text:p text:style-name="P19"><text:span text:style-name="T1">f:</text:span> status<text:span text:style-name="T10">es are saved</text:span></text:p>
      <text:p text:style-name="P17">Use output redirection to save output to file.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j0</text:p>
          </table:table-cell>
          <table:table-cell table:style-name="Table2.A1" office:value-type="string">
            <text:p text:style-name="P9"><text:span text:style-name="T7">A</text:span><text:span text:style-name="T11">ny</text:span><text:span text:style-name="T7"> </text:span>JSON file<text:span text:style-name="T5">.</text:span></text:p>
          </table:table-cell>
        </table:table-row>
        <table:table-row>
          <table:table-cell table:style-name="Table2.A1" office:value-type="string">
            <text:p text:style-name="P2">j1</text:p>
          </table:table-cell>
          <table:table-cell table:style-name="Table2.A1" office:value-type="string">
            <text:p text:style-name="P7"><text:span text:style-name="T7">A </text:span>JSON file that’<text:span text:style-name="T6">s classified as</text:span> <text:span text:style-name="T7">a </text:span>“Weapon”<text:span text:style-name="T5">.</text:span></text:p>
          </table:table-cell>
        </table:table-row>
        <table:table-row>
          <table:table-cell table:style-name="Table2.A1" office:value-type="string">
            <text:p text:style-name="P3">j2</text:p>
          </table:table-cell>
          <table:table-cell table:style-name="Table2.A1" office:value-type="string">
            <text:p text:style-name="P8"><text:span text:style-name="T7">A </text:span>JSON file that’<text:span text:style-name="T6">s classified as an </text:span>“<text:span text:style-name="T6">Armor</text:span>”<text:span text:style-name="T5">.</text:span></text:p>
          </table:table-cell>
        </table:table-row>
        <table:table-row>
          <table:table-cell table:style-name="Table2.A1" office:value-type="string">
            <text:p text:style-name="P4">s0</text:p>
          </table:table-cell>
          <table:table-cell table:style-name="Table2.A1" office:value-type="string">
            <text:p text:style-name="P10">Attack<text:span text:style-name="T9"> </text:span>string.</text:p>
          </table:table-cell>
        </table:table-row>
        <table:table-row>
          <table:table-cell table:style-name="Table2.A1" office:value-type="string">
            <text:p text:style-name="P5">s1</text:p>
          </table:table-cell>
          <table:table-cell table:style-name="Table2.A1" office:value-type="string">
            <text:p text:style-name="P11">Damage string.</text:p>
          </table:table-cell>
        </table:table-row>
        <table:table-row>
          <table:table-cell table:style-name="Table2.A1" office:value-type="string">
            <text:p text:style-name="P6">f0</text:p>
          </table:table-cell>
          <table:table-cell table:style-name="Table2.A1" office:value-type="string">
            <text:p text:style-name="P12">Attacker’s and target’s statuses are saved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/>
          </table:table-cell>
        </table:table-row>
      </table:table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0:41:34.162180623</meta:creation-date>
    <dc:date>2021-01-09T21:44:05.038425794</dc:date>
    <meta:editing-duration>PT1H59M54S</meta:editing-duration>
    <meta:editing-cycles>19</meta:editing-cycles>
    <meta:generator>LibreOffice/6.4.6.2$Linux_X86_64 LibreOffice_project/40$Build-2</meta:generator>
    <meta:document-statistic meta:table-count="1" meta:image-count="0" meta:object-count="0" meta:page-count="1" meta:paragraph-count="17" meta:word-count="58" meta:character-count="327" meta:non-whitespace-character-count="286"/>
  </office:meta>
</office:document-meta>
</file>